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automatic-styles>
    <style:style style:name="P1" style:family="paragraph" style:parent-style-name="Standard">
      <style:text-properties officeooo:rsid="0004757c" officeooo:paragraph-rsid="0004757c"/>
    </style:style>
    <style:style style:name="P2" style:family="paragraph" style:parent-style-name="Standard">
      <style:text-properties officeooo:rsid="0004757c" officeooo:paragraph-rsid="00066dee"/>
    </style:style>
    <style:style style:name="P3" style:family="paragraph" style:parent-style-name="Standard">
      <style:text-properties officeooo:rsid="0004757c" officeooo:paragraph-rsid="000a713c"/>
    </style:style>
    <style:style style:name="P4" style:family="paragraph" style:parent-style-name="Standard">
      <style:text-properties officeooo:rsid="0004757c" officeooo:paragraph-rsid="000cc7dc"/>
    </style:style>
    <style:style style:name="P5" style:family="paragraph" style:parent-style-name="Standard">
      <style:text-properties officeooo:rsid="0004757c" officeooo:paragraph-rsid="00243c7f"/>
    </style:style>
    <style:style style:name="P6" style:family="paragraph" style:parent-style-name="Standard">
      <style:text-properties officeooo:rsid="0004757c" officeooo:paragraph-rsid="00309992"/>
    </style:style>
    <style:style style:name="P7" style:family="paragraph" style:parent-style-name="Standard">
      <style:text-properties officeooo:rsid="00066dee" officeooo:paragraph-rsid="00148891"/>
    </style:style>
    <style:style style:name="P8" style:family="paragraph" style:parent-style-name="Standard">
      <style:text-properties officeooo:rsid="00066dee" officeooo:paragraph-rsid="001c9ad2"/>
    </style:style>
    <style:style style:name="P9" style:family="paragraph" style:parent-style-name="Standard">
      <style:text-properties officeooo:rsid="000cc7dc" officeooo:paragraph-rsid="000cc7dc"/>
    </style:style>
    <style:style style:name="P10" style:family="paragraph" style:parent-style-name="Standard">
      <style:text-properties officeooo:rsid="000a713c" officeooo:paragraph-rsid="000a713c"/>
    </style:style>
    <style:style style:name="P11" style:family="paragraph" style:parent-style-name="Standard">
      <style:text-properties officeooo:rsid="001daeb9" officeooo:paragraph-rsid="001daeb9"/>
    </style:style>
    <style:style style:name="P12" style:family="paragraph" style:parent-style-name="Standard">
      <style:text-properties officeooo:rsid="001f89c1" officeooo:paragraph-rsid="001f89c1"/>
    </style:style>
    <style:style style:name="P13" style:family="paragraph" style:parent-style-name="Standard">
      <style:text-properties officeooo:rsid="001f89c1" officeooo:paragraph-rsid="00227e2f"/>
    </style:style>
    <style:style style:name="P14" style:family="paragraph" style:parent-style-name="Standard">
      <style:text-properties officeooo:rsid="001f89c1" officeooo:paragraph-rsid="001c9ad2"/>
    </style:style>
    <style:style style:name="P15" style:family="paragraph" style:parent-style-name="Standard">
      <style:text-properties officeooo:rsid="00227e2f" officeooo:paragraph-rsid="00227e2f"/>
    </style:style>
    <style:style style:name="P16" style:family="paragraph" style:parent-style-name="Standard">
      <style:text-properties officeooo:rsid="002ac7fd" officeooo:paragraph-rsid="002ac7fd"/>
    </style:style>
    <style:style style:name="P17" style:family="paragraph" style:parent-style-name="Standard">
      <style:text-properties officeooo:rsid="00243c7f" officeooo:paragraph-rsid="00243c7f"/>
    </style:style>
    <style:style style:name="P18" style:family="paragraph" style:parent-style-name="Standard">
      <style:text-properties officeooo:rsid="002d983a" officeooo:paragraph-rsid="002e412b"/>
    </style:style>
    <style:style style:name="P19" style:family="paragraph" style:parent-style-name="Standard">
      <style:text-properties officeooo:rsid="00386182" officeooo:paragraph-rsid="00386182"/>
    </style:style>
    <style:style style:name="P20" style:family="paragraph" style:parent-style-name="Standard">
      <style:text-properties officeooo:rsid="0038a0fb" officeooo:paragraph-rsid="0038a0fb"/>
    </style:style>
    <style:style style:name="P21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text-underline-style="none" officeooo:rsid="001f89c1" officeooo:paragraph-rsid="001f89c1"/>
    </style:style>
    <style:style style:name="T1" style:family="text">
      <style:text-properties officeooo:rsid="00056154"/>
    </style:style>
    <style:style style:name="T2" style:family="text">
      <style:text-properties officeooo:rsid="00066dee"/>
    </style:style>
    <style:style style:name="T3" style:family="text">
      <style:text-properties officeooo:rsid="0009b950"/>
    </style:style>
    <style:style style:name="T4" style:family="text">
      <style:text-properties officeooo:rsid="000a713c"/>
    </style:style>
    <style:style style:name="T5" style:family="text">
      <style:text-properties officeooo:rsid="000a7efe"/>
    </style:style>
    <style:style style:name="T6" style:family="text">
      <style:text-properties officeooo:rsid="000e0aa2"/>
    </style:style>
    <style:style style:name="T7" style:family="text">
      <style:text-properties officeooo:rsid="000ffda7"/>
    </style:style>
    <style:style style:name="T8" style:family="text">
      <style:text-properties officeooo:rsid="00148891"/>
    </style:style>
    <style:style style:name="T9" style:family="text">
      <style:text-properties officeooo:rsid="001daeb9"/>
    </style:style>
    <style:style style:name="T10" style:family="text">
      <style:text-properties officeooo:rsid="001ef31d"/>
    </style:style>
    <style:style style:name="T11" style:family="text">
      <style:text-properties style:text-underline-style="solid" style:text-underline-width="auto" style:text-underline-color="font-color" officeooo:rsid="00148891"/>
    </style:style>
    <style:style style:name="T12" style:family="text">
      <style:text-properties style:text-underline-style="solid" style:text-underline-width="auto" style:text-underline-color="font-color" officeooo:rsid="0020bed1"/>
    </style:style>
    <style:style style:name="T13" style:family="text">
      <style:text-properties officeooo:rsid="00227e2f"/>
    </style:style>
    <style:style style:name="T14" style:family="text">
      <style:text-properties officeooo:rsid="00274f9b"/>
    </style:style>
    <style:style style:name="T15" style:family="text">
      <style:text-properties officeooo:rsid="0028b74d"/>
    </style:style>
    <style:style style:name="T16" style:family="text">
      <style:text-properties officeooo:rsid="0029f7b9"/>
    </style:style>
    <style:style style:name="T17" style:family="text">
      <style:text-properties officeooo:rsid="002ea620"/>
    </style:style>
    <style:style style:name="T18" style:family="text">
      <style:text-properties officeooo:rsid="00309992"/>
    </style:style>
    <style:style style:name="T19" style:family="text">
      <style:text-properties officeooo:rsid="003193fa"/>
    </style:style>
    <style:style style:name="T20" style:family="text">
      <style:text-properties officeooo:rsid="00342df3"/>
    </style:style>
    <style:style style:name="T21" style:family="text">
      <style:text-properties officeooo:rsid="00378f3f"/>
    </style:style>
    <style:style style:name="T22" style:family="text">
      <style:text-properties officeooo:rsid="00386182"/>
    </style:style>
    <style:style style:name="T23" style:family="text">
      <style:text-properties officeooo:rsid="003877c4"/>
    </style:style>
    <style:style style:name="T24" style:family="text">
      <style:text-properties officeooo:rsid="003a59c4"/>
    </style:style>
    <style:style style:name="T25" style:family="text">
      <style:text-properties officeooo:rsid="003c4d96"/>
    </style:style>
    <style:style style:name="T26" style:family="text">
      <style:text-properties officeooo:rsid="003c4fa3"/>
    </style:style>
    <style:style style:name="T27" style:family="text">
      <style:text-properties officeooo:rsid="003d0312"/>
    </style:style>
    <style:style style:name="T28" style:family="text">
      <style:text-properties officeooo:rsid="003e32ba"/>
    </style:style>
    <style:style style:name="T29" style:family="text">
      <style:text-properties officeooo:rsid="003fb354"/>
    </style:style>
    <style:style style:name="T30" style:family="text">
      <style:text-properties officeooo:rsid="00442ff5"/>
    </style:style>
    <style:style style:name="T31" style:family="text">
      <style:text-properties officeooo:rsid="0045d175"/>
    </style:style>
    <style:style style:name="T32" style:family="text">
      <style:text-properties officeooo:rsid="0045efd3"/>
    </style:style>
    <style:style style:name="T33" style:family="text">
      <style:text-properties officeooo:rsid="00466ceb"/>
    </style:style>
    <style:style style:name="T34" style:family="text">
      <style:text-properties officeooo:rsid="00487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####################################################################################### </text:p>
      <text:p text:style-name="P1"># <text:s text:c="7"/>we first name it molstat <text:s text:c="53"/># </text:p>
      <text:p text:style-name="P1"># <text:s text:c="7"/>read_molfile (only accept MDL molfile) <text:s text:c="39"/># </text:p>
      <text:p text:style-name="P1"># <text:s text:c="10"/>to identify atoms, bonds, and charges, radicals, isotopes <text:s text:c="21"/># </text:p>
      <text:p text:style-name="P1"># <text:s text:c="7"/>check_rings <text:s text:c="67"/># </text:p>
      <text:p text:style-name="P1"># <text:s text:c="10"/>to <text:s/>find the rings and save them as the sequence of atoms (ring[0]: 1 2 3 4 5 ..) </text:p>
      <text:p text:style-name="P1"># <text:s text:c="7"/>write_mol </text:p>
      <text:p text:style-name="P1"># <text:s text:c="10"/>to see if the molfile is perfectly read out. It is a hid<text:span text:style-name="T6">d</text:span>en function, <text:span text:style-name="T6">only useful for compliling the program.</text:span> One can modify the source code init_globals() and set opt_verbose=true to get the write_mol work. <text:s text:c="17"/># </text:p>
      <text:p text:style-name="P1"># <text:s text:c="7"/>get_molstat and write_molstat <text:s text:c="48"/># </text:p>
      <text:p text:style-name="P1"># <text:s text:c="9"/>make a statitical <text:span text:style-name="T7">calculation</text:span> of n_C, n_O, n_rings, n_rar(aromatic rings), etc. <text:s text:c="12"/># </text:p>
      <text:p text:style-name="P1"># <text:s text:c="7"/>chk_functional_groups <text:s text:c="65"/># </text:p>
      <text:p text:style-name="P1"># <text:s text:c="9"/>read out about 200+ functional groups, which are identified by a sequence of number<text:span text:style-name="T7">s. The program save fg[x] as 1(or 0), if the xth functional group exists. </text:span><text:s text:c="2"/># </text:p>
      <text:p text:style-name="P1"># <text:s text:c="7"/>write_fg_binary <text:s text:c="71"/># </text:p>
      <text:p text:style-name="P1"># <text:s text:c="9"/>use left shift of 1 for each functional group to form the binary code, <text:span text:style-name="T3">32*8 bits of 1 for 209 functional groups</text:span> <text:s text:c="11"/># </text:p>
      <text:p text:style-name="P5"># <text:s text:c="7"/>mk_hfp <text:span text:style-name="T28">(make_linear_frag, make_ring_frag, make_branched frag)</text:span></text:p>
      <text:p text:style-name="P17"># <text:s text:c="9"/>refer to:</text:p>
      <text:p text:style-name="P10"># <text:s text:c="9"/>General Purpose Hash Function Algorithms Library <text:s text:c="10"/></text:p>
      <text:p text:style-name="P3"><text:span text:style-name="T4"># <text:s text:c="9"/>Author: Arash Partow - 2002 http://www.partow.net/programming/hashfunctions/index.html <text:s/></text:span><text:s text:c="75"/># <text:s text:c="4"/></text:p>
      <text:p text:style-name="P4"># <text:s text:c="9"/>check each fragment like 6=6~6-6 <text:span text:style-name="T29">(which is a complete path, having no further atoms connected to the ending atoms or a complete ring path)</text:span>, and use <text:span text:style-name="T14">the hash funcions and </text:span>left shift<text:span text:style-name="T14">ing</text:span> to make a fingerprint. <text:s/><text:span text:style-name="T5">defaults: 512 bits, 2 bits per fragment, minimum fragment length = 3 atoms, maximum fragment length = 8 atoms).</text:span> <text:s/></text:p>
      <text:p text:style-name="P9"><text:s text:c="7"/><text:span text:style-name="T15">A</text:span> collision <text:span text:style-name="T15">is fixed</text:span> in the hashed fingerprints of halogen-containing fragments; </text:p>
      <text:p text:style-name="P4"><text:s text:c="78"/># </text:p>
      <text:p text:style-name="P1">################################################################################################# </text:p>
      <text:p text:style-name="P1"># <text:s text:c="7"/>Now come to mol<text:span text:style-name="T16">match</text:span> <text:s text:c="59"/># <text:s text:c="2"/></text:p>
      <text:p text:style-name="P1"># <text:s text:c="7"/>match <text:span text:style-name="T27">a</text:span> molecule with a haystack <text:span text:style-name="T27">of one or more molecules</text:span> and find if it is a new molecule <text:s text:c="14"/># </text:p>
      <text:p text:style-name="P1"># <text:s text:c="7"/>find_ndl_ref_atom</text:p>
      <text:p text:style-name="P1"><text:s text:c="7"/>to find out the atom with as many substituents as possible and with as many heteroatom substitutents as possible. Special treatment in case of E/Z geometry search to ensure that the entire A-B=C-D fragment is enclosed in one matchpath, regardless where the recursive search starts; only alkene-Cs are excluded as reference atoms. Needle atom must be "tagged" in order to be selected (prevents unconnected fragments from being overlooked)</text:p>
      <text:p text:style-name="P1"><text:s text:c="5"/><text:span text:style-name="T1">hetatom_count(i)</text:span></text:p>
      <text:p text:style-name="P1"><text:s text:c="7"/><text:span text:style-name="T1">to find out the number of heteroatoms which is connected to the ith atom. </text:span></text:p>
      <text:p text:style-name="P2"><text:s text:c="5"/><text:span text:style-name="T2">find_ndl_ref_atom_cv, used with -S. </text:span></text:p>
      <text:p text:style-name="P2"><text:s text:c="5"/><text:span text:style-name="T2">perform_match</text:span></text:p>
      <text:p text:style-name="P2"><text:s text:c="5"/><text:span text:style-name="T8">is_matching: makes mathematic calculation for matching. If we reached the end of our needle fragment (and atom/bond types match), the function return true(for -F, check if the fingerprint fragments are found in the tested molfile.). </text:span></text:p>
      <text:p text:style-name="P7"><text:s text:c="8"/>Where gmm is a global_matchmatrix for matching. </text:p>
      <text:p text:style-name="P7"><text:s text:c="8"/>Definition: gmm[max_needle_gmmsize][max_haystack_gmmsize], for check mismatching.</text:p>
      <text:p text:style-name="P2"><text:s text:c="5"/><text:span text:style-name="T2">quick_match, not to use gmm.</text:span></text:p>
      <text:p text:style-name="P2"><text:soft-page-break/></text:p>
      <text:p text:style-name="P11">Parameters frequently used in matching different molecules: </text:p>
      <text:p text:style-name="P11"><text:s text:c="4"/>-aiG, nothing special, no chiral, ez tests. </text:p>
      <text:p text:style-name="P11"><text:s text:c="4"/>-x, test chirality and trans, cis <text:span text:style-name="T19">molecules</text:span>. </text:p>
      <text:p text:style-name="P2"><text:s text:c="4"/>-<text:span text:style-name="T9">g, trans, cis, double bonds, which is not tested by -x. </text:span></text:p>
      <text:p text:style-name="P2"><text:s text:c="4"/>-<text:span text:style-name="T10">S, strict test for chiral molecules. Not for ez molecules. (supposed to be more strict than -x, but no difference found yet!)</text:span></text:p>
      <text:p text:style-name="P6"><text:s text:c="4"/>-<text:span text:style-name="T18">G, check geometry of chiral centers, with 1 and 6, represent up or down stereo.</text:span></text:p>
      <text:p text:style-name="P8"><text:s text:c="4"/>-<text:span text:style-name="T8">F match the fragments such as <text:s/>6=6~6-6. If a fragment is found in one of the fingerprint molecules(fp01.sdf, 62 molecules), the <text:s/>program will return true. The output is fp01 in the table molcfp. </text:span><text:span text:style-name="T11">It is possible to appl</text:span><text:span text:style-name="T12">y</text:span><text:span text:style-name="T11"> a dictionary of more than 62 molecules or more dictionaries or zero dictionary, depending on the need of mysql searching.</text:span><text:span text:style-name="T8"> <text:s/>The program will give a sum of the left shift values of all positions of the matched fingerprint molecules in fp01.sdf(1-62). </text:span></text:p>
      <text:p text:style-name="P8"/>
      <text:p text:style-name="P18">Problems found:</text:p>
      <text:p text:style-name="P18">There are some initializing problems <text:span text:style-name="T23">in the pascal program </text:span><text:s/>checkmol.pas <text:span text:style-name="T23">and the compiled exe programs, which </text:span>lead<text:span text:style-name="T23">s</text:span> to functional group detection problems (fg_thiocarboxylic_acid_ester, etc.) <text:span text:style-name="T17">and some mismatches when mol_in_queue==true (-F, eg.</text:span> <text:span text:style-name="T20">copy_mol_to_needle, ndl_bond[i].q_arom is not copied. This leads to wrong value of dfp01).</text:span></text:p>
      <text:p text:style-name="P20">The extended <text:span text:style-name="T34">function, </text:span>make_branch_frag <text:span text:style-name="T33">should </text:span>not <text:span text:style-name="T33">be</text:span> included <text:span text:style-name="T33">(by omitting the function, “//make_branched_frags();” and recompiling the program)</text:span>, <text:span text:style-name="T33">if one wish to be </text:span>consistent to <text:span text:style-name="T24">the current MOLBASE molcfp values, which are calculated by </text:span>checkmol-0.4. <text:s/></text:p>
      <text:p text:style-name="P14"/>
      <text:p text:style-name="P16">#############################################################################</text:p>
      <text:p text:style-name="P12"/>
      <text:p text:style-name="P16">How to compile the programs</text:p>
      <text:p text:style-name="P16">There is a makefile for molstat. </text:p>
      <text:p text:style-name="P16">make</text:p>
      <text:p text:style-name="P16">gcc test_match.c -lm -Wall -<text:span text:style-name="T21">o molmatch</text:span></text:p>
      <text:p text:style-name="P16"/>
      <text:p text:style-name="P12">To replace checkmol/matchmol</text:p>
      <text:p text:style-name="P12">1. Change the commands:</text:p>
      <text:p text:style-name="P12">$CHECKMOL=molstat </text:p>
      <text:p text:style-name="P12">$MATCHMOL=molmatch</text:p>
      <text:p text:style-name="P13">2. Use filterthroughcmd(molstat -${opt}s) instead of filterthroughcmd(checkmol -${opt} -); <text:span text:style-name="T26">This is a standard-in mode, to keep the program neat. You can use Ctrl+D to stop input, for example, when try “molstat -bs”.</text:span></text:p>
      <text:p text:style-name="P15">Most of time it would be OK by the above changes. Some exceptions: matchmol -s = molmatch -S;</text:p>
      <text:p text:style-name="P15">checkmol -xx = molstat -v.</text:p>
      <text:p text:style-name="P19">3. Modify the methods and configuration files used in your processes, as mentioned above. </text:p>
      <text:p text:style-name="P12"><text:span text:style-name="T22">4</text:span>. <text:span text:style-name="T13">First u</text:span>se updatestat.pl to update all <text:span text:style-name="T31">the</text:span> tables, molstat, molfgb <text:span text:style-name="T32">and </text:span>molcfp. </text:p>
      <text:p text:style-name="P12"><text:span text:style-name="T22">5</text:span>. <text:span text:style-name="T13">Then m</text:span>odify <text:span text:style-name="T13">the command lines in </text:span>PHP sources, <text:span text:style-name="T22">taking care of both commands and options</text:span>.</text:p>
      <text:p text:style-name="P19">6. Test the matching processes. </text:p>
      <text:p text:style-name="P8"/>
      <text:p text:style-name="P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AR PL UMing CN" style:font-family-complex="'AR PL UMing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0:38:29.457811669</meta:creation-date>
    <dc:date>2014-08-07T15:20:09.028514688</dc:date>
    <meta:editing-duration>P1DT7H30M16S</meta:editing-duration>
    <meta:editing-cycles>67</meta:editing-cycles>
    <meta:generator>LibreOffice/4.2.4.2$Linux_X86_64 LibreOffice_project/420m0$Build-2</meta:generator>
    <meta:document-statistic meta:table-count="0" meta:image-count="0" meta:object-count="0" meta:page-count="2" meta:paragraph-count="60" meta:word-count="785" meta:character-count="6104" meta:non-whitespace-character-count="4430"/>
  </office:meta>
</office:document-meta>
</file>